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78801F7.svm"/>
  <manifest:file-entry manifest:media-type="" manifest:full-path="Object 1/Pictures/2000000D000000DD000000DD81B0075E.svm"/>
  <manifest:file-entry manifest:media-type="" manifest:full-path="Object 1/Pictures/2000000D000000DD000000DD539AEB53.svm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10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33:55</meta:creation-date>
    <dc:date>2016-10-23T22:34:47</dc:date>
    <dc:creator>Lu Ding</dc:creator>
    <meta:editing-duration>PT53S</meta:editing-duration>
    <meta:editing-cycles>1</meta:editing-cycles>
    <meta:document-statistic meta:object-count="1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down" chart:symbol-width="0.15cm" chart:symbol-height="0.15cm" chart:link-data-style-to-source="false">
        <chart:symbol-image xlink:href="Pictures/2000000D000000DD000000DD539AEB53.svm" xlink:type="simple" xlink:actuate="onLoad"/>
      </style:chart-properties>
      <style:graphic-properties svg:stroke-width="0.02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15cm" chart:symbol-height="0.15cm" chart:link-data-style-to-source="false"/>
      <style:graphic-properties draw:stroke="dash" draw:stroke-dash="_33__20_Dashes_20_3_20_Dots_20__28_var_29_" svg:stroke-width="0.02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15cm" chart:symbol-height="0.15cm" chart:link-data-style-to-source="false">
        <chart:symbol-image xlink:href="Pictures/2000000D000000DD000000DD81B0075E.svm" xlink:type="simple" xlink:actuate="onLoad"/>
      </style:chart-properties>
      <style:graphic-properties svg:stroke-width="0.02cm" svg:stroke-color="#4b1f6f" draw:fill-color="#4b1f6f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left" chart:symbol-width="0.15cm" chart:symbol-height="0.15cm" chart:link-data-style-to-source="false">
        <chart:symbol-image xlink:href="Pictures/2000000D000000DD000000DD878801F7.svm" xlink:type="simple" xlink:actuate="onLoad"/>
      </style:chart-properties>
      <style:graphic-properties draw:stroke="dash" draw:stroke-dash="Ultrafine_20_2_20_Dots_20_3_20_Dashes" svg:stroke-width="0.02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01cm" svg:height="10.001cm" xlink:href="." xlink:type="simple" chart:class="chart:scatter" chart:style-name="ch1">
        <chart:legend chart:legend-position="end" svg:x="15.672cm" svg:y="3.468cm" style:legend-expansion="high" chart:style-name="ch2"/>
        <chart:plot-area chart:style-name="ch3" chart:data-source-has-labels="both" svg:x="1.527cm" svg:y="0.935cm" svg:width="13.425cm" svg:height="7.729cm">
          <chartooo:coordinate-region svg:x="2.078cm" svg:y="1.132cm" svg:width="12.78cm" svg:height="6.889cm"/>
          <chart:axis chart:dimension="x" chart:name="primary-x" chart:style-name="ch4" chartooo:axis-type="auto">
            <chart:title svg:x="8.059cm" svg:y="8.864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7.508cm" chart:style-name="ch7">
              <text:p>free energy difference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E$2:.$E$12" chart:label-cell-address="local-table.$E$1" chart:class="chart:scatter">
            <chart:data-point chart:repeated="11"/>
          </chart:series>
          <chart:series chart:style-name="ch11" chart:values-cell-range-address="local-table.$F$2:.$F$12" chart:label-cell-address="local-table.$F$1" chart:class="chart:scatter">
            <chart:data-point chart:repeated="11"/>
          </chart:series>
          <chart:series chart:style-name="ch12" chart:values-cell-range-address="local-table.$G$2:.$G$12" chart:label-cell-address="local-table.$G$1" chart:class="chart:scatter">
            <chart:data-point chart:repeated="11"/>
          </chart:series>
          <chart:series chart:style-name="ch13" chart:values-cell-range-address="local-table.$H$2:.$H$12" chart:label-cell-address="local-table.$H$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-1176.56666743059">
                <text:p>-1176.56666743059</text:p>
              </table:table-cell>
              <table:table-cell office:value-type="float" office:value="-169.149967651824">
                <text:p>-169.149967651824</text:p>
              </table:table-cell>
              <table:table-cell office:value-type="float" office:value="-39.3647719466308">
                <text:p>-39.3647719466308</text:p>
              </table:table-cell>
              <table:table-cell office:value-type="float" office:value="-5.33087829209484">
                <text:p>-5.3308782920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741.03154904456">
                <text:p>-741.03154904456</text:p>
              </table:table-cell>
              <table:table-cell office:value-type="float" office:value="-96.8593518110944">
                <text:p>-96.8593518110944</text:p>
              </table:table-cell>
              <table:table-cell office:value-type="float" office:value="-21.2202388671424">
                <text:p>-21.2202388671424</text:p>
              </table:table-cell>
              <table:table-cell office:value-type="float" office:value="-3.21266962418306">
                <text:p>-3.21266962418306</text:p>
              </table:table-cell>
              <table:table-cell office:value-type="float" office:value="-3.01580315386266">
                <text:p>-3.0158031538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385.210556063114">
                <text:p>-385.210556063114</text:p>
              </table:table-cell>
              <table:table-cell office:value-type="float" office:value="-44.8460150523989">
                <text:p>-44.8460150523989</text:p>
              </table:table-cell>
              <table:table-cell office:value-type="float" office:value="-9.59729276203349">
                <text:p>-9.59729276203349</text:p>
              </table:table-cell>
              <table:table-cell office:value-type="float" office:value="-1.85966232854139">
                <text:p>-1.85966232854139</text:p>
              </table:table-cell>
              <table:table-cell office:value-type="float" office:value="-1.61377186616669">
                <text:p>-1.61377186616669</text:p>
              </table:table-cell>
              <table:table-cell office:value-type="float" office:value="-2.00323861492048">
                <text:p>-2.0032386149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-121.988800630282">
                <text:p>-121.988800630282</text:p>
              </table:table-cell>
              <table:table-cell office:value-type="float" office:value="-13.2152953298492">
                <text:p>-13.2152953298492</text:p>
              </table:table-cell>
              <table:table-cell office:value-type="float" office:value="-2.92710591102042">
                <text:p>-2.92710591102042</text:p>
              </table:table-cell>
              <table:table-cell office:value-type="float" office:value="-0.991046821202023">
                <text:p>-0.991046821202023</text:p>
              </table:table-cell>
              <table:table-cell office:value-type="float" office:value="-0.441181275473223">
                <text:p>-0.441181275473223</text:p>
              </table:table-cell>
              <table:table-cell office:value-type="float" office:value="-0.892011265006424">
                <text:p>-0.89201126500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900326003762551">
                <text:p>0.900326003762551</text:p>
              </table:table-cell>
              <table:table-cell office:value-type="float" office:value="0.699106164497252">
                <text:p>0.699106164497252</text:p>
              </table:table-cell>
              <table:table-cell office:value-type="float" office:value="0.847678271340751">
                <text:p>0.847678271340751</text:p>
              </table:table-cell>
              <table:table-cell office:value-type="float" office:value="0.230021955643849">
                <text:p>0.230021955643849</text:p>
              </table:table-cell>
              <table:table-cell office:value-type="float" office:value="0.645835447897049">
                <text:p>0.645835447897049</text:p>
              </table:table-cell>
              <table:table-cell office:value-type="float" office:value="0.204749403621349">
                <text:p>0.204749403621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100.972811679901">
                <text:p>-100.972811679901</text:p>
              </table:table-cell>
              <table:table-cell office:value-type="float" office:value="-0.342422765662193">
                <text:p>-0.342422765662193</text:p>
              </table:table-cell>
              <table:table-cell office:value-type="float" office:value="2.44655377595061">
                <text:p>2.44655377595061</text:p>
              </table:table-cell>
              <table:table-cell office:value-type="float" office:value="1.19844403035161">
                <text:p>1.19844403035161</text:p>
              </table:table-cell>
              <table:table-cell office:value-type="float" office:value="1.58480297128101">
                <text:p>1.58480297128101</text:p>
              </table:table-cell>
              <table:table-cell office:value-type="float" office:value="1.18708218848141">
                <text:p>1.1870821884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339.69890205719">
                <text:p>-339.69890205719</text:p>
              </table:table-cell>
              <table:table-cell office:value-type="float" office:value="-11.6298823884777">
                <text:p>-11.6298823884777</text:p>
              </table:table-cell>
              <table:table-cell office:value-type="float" office:value="2.15640793186812">
                <text:p>2.15640793186812</text:p>
              </table:table-cell>
              <table:table-cell office:value-type="float" office:value="1.52372870470433">
                <text:p>1.52372870470433</text:p>
              </table:table-cell>
              <table:table-cell office:value-type="float" office:value="2.06190004148302">
                <text:p>2.06190004148302</text:p>
              </table:table-cell>
              <table:table-cell office:value-type="float" office:value="1.80196283842332">
                <text:p>1.80196283842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670.8445528952">
                <text:p>-670.8445528952</text:p>
              </table:table-cell>
              <table:table-cell office:value-type="float" office:value="-30.7308203996228">
                <text:p>-30.7308203996228</text:p>
              </table:table-cell>
              <table:table-cell office:value-type="float" office:value="0.401821504619747">
                <text:p>0.401821504619747</text:p>
              </table:table-cell>
              <table:table-cell office:value-type="float" office:value="1.33603851746585">
                <text:p>1.33603851746585</text:p>
              </table:table-cell>
              <table:table-cell office:value-type="float" office:value="2.34991028812885">
                <text:p>2.34991028812885</text:p>
              </table:table-cell>
              <table:table-cell office:value-type="float" office:value="2.29251246377625">
                <text:p>2.29251246377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1082.53256177461">
                <text:p>-1082.53256177461</text:p>
              </table:table-cell>
              <table:table-cell office:value-type="float" office:value="-57.0233223188826">
                <text:p>-57.0233223188826</text:p>
              </table:table-cell>
              <table:table-cell office:value-type="float" office:value="-3.49978496968359">
                <text:p>-3.49978496968359</text:p>
              </table:table-cell>
              <table:table-cell office:value-type="float" office:value="-0.0585974795926063">
                <text:p>-0.0585974795926063</text:p>
              </table:table-cell>
              <table:table-cell office:value-type="float" office:value="1.71793237975442">
                <text:p>1.71793237975442</text:p>
              </table:table-cell>
              <table:table-cell office:value-type="float" office:value="1.92592777296841">
                <text:p>1.92592777296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567.52781439262">
                <text:p>-1567.52781439262</text:p>
              </table:table-cell>
              <table:table-cell office:value-type="float" office:value="-87.5973583198391">
                <text:p>-87.5973583198391</text:p>
              </table:table-cell>
              <table:table-cell office:value-type="float" office:value="-7.25760116530819">
                <text:p>-7.25760116530819</text:p>
              </table:table-cell>
              <table:table-cell office:value-type="float" office:value="-0.454338025961192">
                <text:p>-0.454338025961192</text:p>
              </table:table-cell>
              <table:table-cell office:value-type="float" office:value="2.37362364803482">
                <text:p>2.37362364803482</text:p>
              </table:table-cell>
              <table:table-cell office:value-type="float" office:value="2.87882197399381">
                <text:p>2.87882197399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